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Typewriter Text" svg:font-family="'CMU Typewriter Text'" style:font-adornments="Light" style:font-family-generic="modern" style:font-pitch="variable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marker-start-width="0.21cm" draw:marker-end-width="0.21cm" draw:fill="solid" draw:fill-color="#eeeeee" draw:textarea-horizontal-align="justify" draw:textarea-vertical-align="middle" draw:auto-grow-height="false" fo:min-height="0.625cm" fo:min-width="2.55cm" fo:padding-top="0.1cm" fo:padding-bottom="0.1cm" fo:padding-left="0.225cm" fo:padding-right="0.2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348cm" fo:min-width="1.37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64cm" fo:min-width="2.498cm"/>
      <style:paragraph-properties style:writing-mode="lr-tb"/>
    </style:style>
    <style:style style:name="gr4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0.564cm" fo:min-width="2.498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152cm" draw:fill="none" draw:textarea-vertical-align="middle"/>
    </style:style>
    <style:style style:name="gr6" style:family="graphic" style:parent-style-name="objectwithoutfill">
      <style:graphic-properties draw:marker-end="Arrowheads_20_2" draw:marker-end-width="0.152cm" draw:fill="none" draw:textarea-vertical-align="middle"/>
    </style:style>
    <style:style style:name="gr7" style:family="graphic" style:parent-style-name="objectwithoutfill">
      <style:graphic-properties draw:marker-end="Arrowheads_20_3" draw:marker-end-width="0.152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0.4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564cm"/>
      <style:paragraph-properties style:writing-mode="lr-tb"/>
    </style:style>
    <style:style style:name="gr10" style:family="graphic" style:parent-style-name="objectwithoutfill">
      <style:graphic-properties draw:marker-end="Arrowheads_20_6" draw:marker-end-width="0.152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eeeee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cm" svg:height="0.825cm" svg:x="0.438cm" svg:y="0.077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3.75cm" svg:height="1.195cm" svg:x="0.063cm" svg:y="1.365cm">
          <text:p text:style-name="P1">condição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xml:id="id4" draw:id="id4" draw:layer="layout" svg:width="2.998cm" svg:height="0.814cm" svg:x="3.035cm" svg:y="2.7cm">
          <text:p text:style-name="P1">bloc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3" draw:id="id3" draw:layer="layout" svg:width="2.998cm" svg:height="0.814cm" svg:x="0.439cm" svg:y="4.444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draw:type="line" svg:x1="1.938cm" svg:y1="0.902cm" svg:x2="1.938cm" svg:y2="1.365cm" draw:start-shape="id1" draw:start-glue-point="6" draw:end-shape="id2" draw:end-glue-point="4" svg:d="M1938 902v463" svg:viewBox="0 0 1 464">
          <text:p/>
        </draw:connector>
        <draw:connector draw:style-name="gr6" draw:text-style-name="P3" draw:layer="layout" draw:type="line" svg:x1="1.938cm" svg:y1="2.56cm" svg:x2="1.938cm" svg:y2="4.444cm" draw:start-shape="id2" draw:start-glue-point="6" draw:end-shape="id3" draw:end-glue-point="4" svg:d="M1938 2560v1884" svg:viewBox="0 0 1 1885">
          <text:p/>
        </draw:connector>
        <draw:connector draw:style-name="gr7" draw:text-style-name="P3" draw:layer="layout" svg:x1="3.813cm" svg:y1="1.963cm" svg:x2="4.534cm" svg:y2="2.7cm" draw:start-shape="id2" draw:start-glue-point="7" draw:end-shape="id4" draw:end-glue-point="4" svg:d="M3813 1963h721v737" svg:viewBox="0 0 722 738">
          <text:p/>
        </draw:connector>
        <draw:frame draw:style-name="gr8" draw:text-style-name="P4" draw:layer="layout" svg:width="1.162cm" svg:height="0.65cm" svg:x="3.518cm" svg:y="1.506cm">
          <draw:text-box>
            <text:p>True</text:p>
          </draw:text-box>
        </draw:frame>
        <draw:frame draw:style-name="gr9" draw:text-style-name="P4" draw:layer="layout" svg:width="1.328cm" svg:height="0.585cm" svg:x="0.719cm" svg:y="2.406cm">
          <draw:text-box>
            <text:p>False</text:p>
          </draw:text-box>
        </draw:frame>
        <draw:connector draw:style-name="gr10" draw:text-style-name="P3" draw:layer="layout" svg:x1="4.534cm" svg:y1="3.514cm" svg:x2="1.949cm" svg:y2="4.049cm" draw:start-shape="id4" draw:start-glue-point="6" svg:d="M4534 3514v531h-2585v4" svg:viewBox="0 0 2586 53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Typewriter Text" svg:font-family="'CMU Typewriter Text'" style:font-adornments="Light" style:font-family-generic="modern" style:font-pitch="variable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3465a4" draw:marker-start-width="0.28cm" draw:marker-start-center="false" draw:marker-end-width="0.28cm" draw:marker-end-center="false" draw:fill="solid" draw:fill-color="#f8f8f8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Typewriter Text" fo:font-family="'CMU Typewriter Text'" style:font-style-name="Light" style:font-family-generic="modern" style:font-pitch="variable" fo:font-size="9pt" fo:font-style="normal" fo:text-shadow="none" style:text-underline-style="none" fo:font-weight="150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1" fo:font-family="'Latin Modern Roman'" style:font-style-name="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.096cm" fo:page-height="5.3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1:40:39.157954561</meta:creation-date>
    <dc:date>2024-12-13T13:26:01.868409995</dc:date>
    <meta:editing-duration>PT1H17M56S</meta:editing-duration>
    <meta:editing-cycles>21</meta:editing-cycles>
    <meta:generator>LibreOffice/7.3.7.2$Linux_X86_64 LibreOffice_project/30$Build-2</meta:generator>
    <meta:document-statistic meta:object-count="10"/>
  </office:meta>
</office:document-meta>
</file>